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27   |   <text:a xlink:type="simple" xlink:href="http://palinfo.habago.org/Entry?Command=Information_PrintForum#FORUM40404"><text:span text:style-name="T1">#</text:span></text:a></text:p>
      <text:p text:style-name="P2">誰這麼沒良心？橡皮筋緊箍嘴鐵絲套脖　流浪狗小黑險喪命</text:p>
      <text:p text:style-name="P2">東森新聞報 2005. 6. 27.</text:p>
      <text:p text:style-name="P2">記者吳建毅／高雄報導</text:p>
      <text:p text:style-name="P2"/>
      <text:p text:style-name="P2">littleblack00001.jpg</text:p>
      <text:p text:style-name="P2"/>
      <text:p text:style-name="P2">（高市流浪狗遭虐，橡皮筋緊綁嘴巴潰爛。）</text:p>
      <text:p text:style-name="P2"/>
      <text:p text:style-name="P2">又傳出虐待流浪狗事件，有民眾在高雄市發現一隻嘴巴被橡皮筋緊緊纏繞住的流浪狗，橡皮筋就像一把刀子一樣切進狗狗的嘴裡，狗狗的嘴巴整個潰爛，根本沒辦去吃東西，虐待的手段相當殘忍。</text:p>
      <text:p text:style-name="P2"/>
      <text:p text:style-name="P2">被人殘忍虐待的小黑，現在對人類已經不敢再相信，有人一靠過去就很緊張。仔細看看小黑的嘴巴，因為被橡皮筋緊緊纏住，橡皮筋就像刀子切進嘴巴裡，出現了一個大破洞，和一般正常的狗狗比起來，可以說是面目全非，獸醫師說，現在只能靠整型手術來幫牠復原。</text:p>
      <text:p text:style-name="P2"/>
      <text:p text:style-name="P2">小黑被獸醫師抱著，可以看得出來身體還是微微發抖，發現小黑的民眾說，小黑嘴巴被套上橡皮筋，脖子更被套上鐵絲，這樣子根本沒辦法吃東西，如果不及時救治，就會這樣活活被餓死。</text:p>
      <text:p text:style-name="P2"/>
      <text:p text:style-name="P2">小黑的傷口可以醫治，不過對人類失去信賴的心理創傷，已經留下陰影無法根除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